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a4" officeooo:paragraph-rsid="001862a4"/>
    </style:style>
    <style:style style:name="P2" style:family="paragraph" style:parent-style-name="Standard">
      <style:text-properties officeooo:rsid="001862a4" officeooo:paragraph-rsid="0019694e"/>
    </style:style>
    <style:style style:name="P3" style:family="paragraph" style:parent-style-name="Standard">
      <style:text-properties officeooo:rsid="0019694e" officeooo:paragraph-rsid="0019694e"/>
    </style:style>
    <style:style style:name="T1" style:family="text">
      <style:text-properties officeooo:rsid="00196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Documentation</text:p>
      <text:p text:style-name="P1">Marcus Casey</text:p>
      <text:p text:style-name="P1">Section 1103</text:p>
      <text:p text:style-name="P1"/>
      <text:p text:style-name="P1"/>
      <text:p text:style-name="P1"/>
      <text:p text:style-name="P1"/>
      <text:p text:style-name="P1"/>
      <text:p text:style-name="P1"/>
      <text:p text:style-name="P2">For this project the purpose was to take in a txt file full of cars, and be able to export the data in a couple of different forms. First I had to create the menu system; I actually modeled the menu system after many I made in Dr. Leverington’s CS135 class. He had us make a lot of menu’s similar to this so I just made them like he instructed before with breaks and case’s. <text:span text:style-name="T1">After I made the menu and had my base layout working, I made the functions one by one. </text:span></text:p>
      <text:p text:style-name="P2"/>
      <text:p text:style-name="P2"><text:span text:style-name="T1">The function implementation for this project was actually very simple, I just made a function to grab the users input, read in a file to an array, outputed said array in two forms depending if the user wanted all or just available, compared <text:s/>values to be greater or less than another, and did a simple calculation to determine cost for renting a car in a set amount of time. The main difficulties I had in this project was just thinking of everything I needed to do, but once I had my psuedo ready I was able to finish it pretty quickly. I ran into a bug where I couldn’t load the file but realized I set my file in variable to an incorrect name than what I was calling it. Other than looking at stack overflow for a couple of errors I didn’t have any troubles.</text:span></text:p>
      <text:p text:style-name="P2"/>
      <text:p text:style-name="P3">I don’t think I would of changed much given more time, maybe made it look prettier and formatted it better. Other than that I am happy with how the project turned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1:38:37.842057020</meta:creation-date>
    <dc:date>2016-09-23T21:48:36.006118794</dc:date>
    <meta:editing-duration>PT9M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78" meta:character-count="1437" meta:non-whitespace-character-count="1163"/>
  </office:meta>
</office:document-meta>
</file>